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219d" officeooo:paragraph-rsid="000a219d" style:font-weight-asian="bold" style:font-weight-complex="bold"/>
    </style:style>
    <style:style style:name="P2" style:family="paragraph" style:parent-style-name="Standard">
      <style:text-properties fo:font-weight="bold" officeooo:rsid="000b7a61" officeooo:paragraph-rsid="000b7a61" style:font-weight-asian="bold" style:font-weight-complex="bold"/>
    </style:style>
    <style:style style:name="P3" style:family="paragraph" style:parent-style-name="Standard">
      <style:text-properties fo:font-weight="bold" officeooo:rsid="000d2d4c" officeooo:paragraph-rsid="000d2d4c" style:font-weight-asian="bold" style:font-weight-complex="bold"/>
    </style:style>
    <style:style style:name="P4" style:family="paragraph" style:parent-style-name="Standard">
      <style:text-properties fo:font-size="20pt" fo:font-weight="bold" officeooo:rsid="000a219d" officeooo:paragraph-rsid="000a219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ocal storage &amp; event delegation</text:p>
      <text:p text:style-name="P1"/>
      <text:p text:style-name="P2">Objective : </text:p>
      <text:p text:style-name="P2">Local storage : <text:span text:style-name="T1">here we are add creating some data &amp; that data persist</text:span></text:p>
      <text:p text:style-name="P2"><text:span text:style-name="T1"><text:tab/><text:tab/><text:tab/>even after hitting refresh button.</text:span></text:p>
      <text:p text:style-name="P2"><text:span text:style-name="T1"/></text:p>
      <text:p text:style-name="P3">Event delegation : <text:span text:style-name="T1">basically we will deal with the error of assiging event </text:span></text:p>
      <text:p text:style-name="P3"><text:span text:style-name="T1"><text:tab/><text:tab/><text:tab/>listener to the object which don’t exist alread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1T23:47:25.745750291</meta:creation-date>
    <dc:date>2021-02-01T23:55:15.792742922</dc:date>
    <meta:editing-duration>PT7M48S</meta:editing-duration>
    <meta:editing-cycles>5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6" meta:word-count="47" meta:character-count="278" meta:non-whitespace-character-count="229"/>
  </office:meta>
</office:document-meta>
</file>